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ffb5e" officeooo:paragraph-rsid="000ffb5e"/>
    </style:style>
    <style:style style:name="P2" style:family="paragraph" style:parent-style-name="Standard">
      <style:paragraph-properties fo:text-align="justify" style:justify-single-word="false"/>
      <style:text-properties fo:language="en" fo:country="US" officeooo:rsid="000ffb5e" officeooo:paragraph-rsid="000ffb5e"/>
    </style:style>
    <style:style style:name="P3" style:family="paragraph" style:parent-style-name="Standard">
      <style:paragraph-properties fo:text-align="justify" style:justify-single-word="false"/>
      <style:text-properties fo:language="en" fo:country="US" officeooo:rsid="001153a6" officeooo:paragraph-rsid="001153a6"/>
    </style:style>
    <style:style style:name="P4" style:family="paragraph" style:parent-style-name="Standard">
      <style:paragraph-properties fo:text-align="justify" style:justify-single-word="false"/>
      <style:text-properties fo:language="en" fo:country="US" officeooo:rsid="0014209d" officeooo:paragraph-rsid="0014209d"/>
    </style:style>
    <style:style style:name="P5" style:family="paragraph" style:parent-style-name="Standard">
      <style:paragraph-properties fo:text-align="justify" style:justify-single-word="false"/>
      <style:text-properties fo:language="en" fo:country="US" officeooo:rsid="0015877c" officeooo:paragraph-rsid="0015877c"/>
    </style:style>
    <style:style style:name="P6" style:family="paragraph" style:parent-style-name="Standard">
      <style:paragraph-properties fo:text-align="justify" style:justify-single-word="false"/>
      <style:text-properties fo:language="en" fo:country="US" officeooo:rsid="00189bdf" officeooo:paragraph-rsid="00189bdf"/>
    </style:style>
    <style:style style:name="P7" style:family="paragraph" style:parent-style-name="Standard">
      <style:paragraph-properties fo:text-align="justify" style:justify-single-word="false"/>
      <style:text-properties fo:language="en" fo:country="US" officeooo:rsid="0019e62b" officeooo:paragraph-rsid="0019e62b"/>
    </style:style>
    <style:style style:name="P8" style:family="paragraph" style:parent-style-name="Standard">
      <style:paragraph-properties fo:text-align="justify" style:justify-single-word="false"/>
      <style:text-properties fo:language="en" fo:country="US" officeooo:rsid="001acade" officeooo:paragraph-rsid="001acade"/>
    </style:style>
    <style:style style:name="P9" style:family="paragraph" style:parent-style-name="Standard">
      <style:paragraph-properties fo:text-align="justify" style:justify-single-word="false"/>
      <style:text-properties fo:language="en" fo:country="US" officeooo:rsid="001c6ca7" officeooo:paragraph-rsid="001c6ca7"/>
    </style:style>
    <style:style style:name="P10" style:family="paragraph" style:parent-style-name="Standard">
      <style:paragraph-properties fo:text-align="justify" style:justify-single-word="false"/>
      <style:text-properties fo:language="en" fo:country="US" officeooo:rsid="001d3d2c" officeooo:paragraph-rsid="001d3d2c"/>
    </style:style>
    <style:style style:name="P11" style:family="paragraph" style:parent-style-name="Standard">
      <style:paragraph-properties fo:text-align="justify" style:justify-single-word="false"/>
      <style:text-properties fo:language="en" fo:country="US" officeooo:rsid="001d4185" officeooo:paragraph-rsid="001d4185"/>
    </style:style>
    <style:style style:name="P12" style:family="paragraph" style:parent-style-name="Standard">
      <style:paragraph-properties fo:text-align="justify" style:justify-single-word="false"/>
      <style:text-properties fo:language="en" fo:country="US" officeooo:rsid="001f1ebf" officeooo:paragraph-rsid="001f1ebf"/>
    </style:style>
    <style:style style:name="P13" style:family="paragraph" style:parent-style-name="Standard">
      <style:paragraph-properties fo:text-align="justify" style:justify-single-word="false"/>
      <style:text-properties fo:language="en" fo:country="US" fo:font-style="normal" officeooo:rsid="0023c30e" officeooo:paragraph-rsid="0023c30e" style:font-style-asian="normal" style:font-style-complex="normal"/>
    </style:style>
    <style:style style:name="P14" style:family="paragraph" style:parent-style-name="Standard">
      <style:paragraph-properties fo:text-align="justify" style:justify-single-word="false"/>
      <style:text-properties fo:language="en" fo:country="US" fo:font-style="normal" officeooo:rsid="00250960" officeooo:paragraph-rsid="00250960" style:font-style-asian="normal" style:font-style-complex="normal"/>
    </style:style>
    <style:style style:name="P15" style:family="paragraph" style:parent-style-name="Standard">
      <style:paragraph-properties fo:text-align="justify" style:justify-single-word="false"/>
      <style:text-properties fo:language="en" fo:country="US" fo:font-style="normal" officeooo:rsid="002639b6" officeooo:paragraph-rsid="002639b6" style:font-style-asian="normal" style:font-style-complex="normal"/>
    </style:style>
    <style:style style:name="P16" style:family="paragraph" style:parent-style-name="Standard">
      <style:paragraph-properties fo:text-align="justify" style:justify-single-word="false"/>
      <style:text-properties fo:language="en" fo:country="US" fo:font-style="normal" officeooo:rsid="002818f4" officeooo:paragraph-rsid="002818f4" style:font-style-asian="normal" style:font-style-complex="normal"/>
    </style:style>
    <style:style style:name="P17" style:family="paragraph" style:parent-style-name="Standard">
      <style:paragraph-properties fo:text-align="justify" style:justify-single-word="false"/>
      <style:text-properties officeooo:paragraph-rsid="00206bb5"/>
    </style:style>
    <style:style style:name="P18" style:family="paragraph" style:parent-style-name="Standard">
      <style:paragraph-properties fo:text-align="justify" style:justify-single-word="false"/>
      <style:text-properties officeooo:rsid="0022472a" officeooo:paragraph-rsid="0022472a"/>
    </style:style>
    <style:style style:name="P19" style:family="paragraph" style:parent-style-name="Standard">
      <style:paragraph-properties fo:text-align="justify" style:justify-single-word="false"/>
      <style:text-properties officeooo:rsid="0022472a" officeooo:paragraph-rsid="0022e62d"/>
    </style:style>
    <style:style style:name="P20" style:family="paragraph" style:parent-style-name="Standard">
      <style:paragraph-properties fo:text-align="justify" style:justify-single-word="false"/>
      <style:text-properties officeooo:rsid="0022e62d" officeooo:paragraph-rsid="0022e62d"/>
    </style:style>
    <style:style style:name="P21" style:family="paragraph" style:parent-style-name="Standard">
      <style:paragraph-properties fo:text-align="justify" style:justify-single-word="false"/>
      <style:text-properties officeooo:rsid="0023c30e" officeooo:paragraph-rsid="0023c30e"/>
    </style:style>
    <style:style style:name="P22" style:family="paragraph" style:parent-style-name="Footnote">
      <style:text-properties officeooo:rsid="001d4185"/>
    </style:style>
    <style:style style:name="P23" style:family="paragraph" style:parent-style-name="Standard">
      <style:paragraph-properties fo:text-align="justify" style:justify-single-word="false"/>
      <style:text-properties fo:language="en" fo:country="US" fo:font-style="normal" officeooo:rsid="0029454d" officeooo:paragraph-rsid="0029454d" style:font-style-asian="normal" style:font-style-complex="normal"/>
    </style:style>
    <style:style style:name="P24" style:family="paragraph" style:parent-style-name="Standard">
      <style:paragraph-properties fo:text-align="justify" style:justify-single-word="false"/>
      <style:text-properties fo:language="en" fo:country="US" fo:font-style="normal" officeooo:rsid="002c09ef" officeooo:paragraph-rsid="002c09ef" style:font-style-asian="normal" style:font-style-complex="normal"/>
    </style:style>
    <style:style style:name="P25" style:family="paragraph" style:parent-style-name="Standard">
      <style:paragraph-properties fo:text-align="justify" style:justify-single-word="false"/>
      <style:text-properties fo:language="en" fo:country="US" fo:font-style="normal" officeooo:rsid="00306872" officeooo:paragraph-rsid="00306872" style:font-style-asian="normal" style:font-style-complex="normal"/>
    </style:style>
    <style:style style:name="P26" style:family="paragraph" style:parent-style-name="Standard">
      <style:paragraph-properties fo:text-align="justify" style:justify-single-word="false"/>
      <style:text-properties fo:language="en" fo:country="US" fo:font-style="normal" officeooo:rsid="00308652" officeooo:paragraph-rsid="00308652" style:font-style-asian="normal" style:font-style-complex="normal"/>
    </style:style>
    <style:style style:name="T1" style:family="text">
      <style:text-properties officeooo:rsid="0014209d"/>
    </style:style>
    <style:style style:name="T2" style:family="text">
      <style:text-properties officeooo:rsid="0016b247"/>
    </style:style>
    <style:style style:name="T3" style:family="text">
      <style:text-properties officeooo:rsid="0018ec01"/>
    </style:style>
    <style:style style:name="T4" style:family="text">
      <style:text-properties officeooo:rsid="001a9fdc"/>
    </style:style>
    <style:style style:name="T5" style:family="text">
      <style:text-properties officeooo:rsid="001d3d2c"/>
    </style:style>
    <style:style style:name="T6" style:family="text">
      <style:text-properties officeooo:rsid="001d4185"/>
    </style:style>
    <style:style style:name="T7" style:family="text">
      <style:text-properties fo:language="en" fo:country="US" officeooo:rsid="00206bb5"/>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0206bb5" style:font-style-asian="italic" style:font-style-complex="italic"/>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officeooo:rsid="00206bb5" style:font-style-asian="normal" style:font-style-complex="normal"/>
    </style:style>
    <style:style style:name="T12" style:family="text">
      <style:text-properties fo:language="en" fo:country="US" fo:font-style="normal" officeooo:rsid="0022e62d" style:font-style-asian="normal" style:font-style-complex="normal"/>
    </style:style>
    <style:style style:name="T13" style:family="text">
      <style:text-properties fo:language="en" fo:country="US" fo:font-style="normal" officeooo:rsid="0023c30e" style:font-style-asian="normal" style:font-style-complex="normal"/>
    </style:style>
    <style:style style:name="T14" style:family="text">
      <style:text-properties officeooo:rsid="00250960"/>
    </style:style>
    <style:style style:name="T15" style:family="text">
      <style:text-properties fo:font-style="italic" style:font-style-asian="italic" style:font-style-complex="italic"/>
    </style:style>
    <style:style style:name="T16" style:family="text">
      <style:text-properties officeooo:rsid="002639b6"/>
    </style:style>
    <style:style style:name="T17" style:family="text">
      <style:text-properties officeooo:rsid="0029454d"/>
    </style:style>
    <style:style style:name="T18" style:family="text">
      <style:text-properties officeooo:rsid="002a0c7b"/>
    </style:style>
    <style:style style:name="T19" style:family="text">
      <style:text-properties officeooo:rsid="002d70a0"/>
    </style:style>
    <style:style style:name="T20" style:family="text">
      <style:text-properties officeooo:rsid="003086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2</text:p>
      <text:p text:style-name="P1"/>
      <text:p text:style-name="P1">The Battler over Technology within the Empire</text:p>
      <text:p text:style-name="P1"/>
      <text:p text:style-name="P2">When England began colonizing the North American continental early in the seventeenth century. No imperial statesman envisioned that these struggling outpost could become actual economic rivals. With the country torn by dynastic and civil wars, and hardly the center of industry and innovation, early imperial policy did not regulate the transfer of technology between the metropolis and the peripheries, assuming that at best the colonies would become sources of raw materials and potential markets. The nature of the economic and technological relationship between England and its North American continental colonies was transformed over the one hundred and seventy years of colonial rule. Whereas in the initial stages of colonization the metropolis allowed, and at times even encouraged, skilled artisans to migrate to the New World, in the second half of the eighteenth centuries, as some branches of the colonial economies began to compete with British counterparts, the Board of Trade tried to put the brakes on industrial development in North America by restricting the transfer of technology across the Atlantic. Indeed, the evolution in attitudes in Great Britain and America toward technology transfer foretold the deteriorating relations leading to the breakup of the Empire. American embrace of clandestine and illegal appropriation of English industrial technology was at the heart of the revolutionary project.</text:p>
      <text:p text:style-name="P2"/>
      <text:p text:style-name="P3">Dependent Colonies</text:p>
      <text:p text:style-name="P3"/>
      <text:p text:style-name="P3">The join stock companies that sponsored <text:span text:style-name="T1">the early colonization efforts understood that if they hoped to profit from their ventures they had to entice workers to leave to profit from their ventures they had to entice workers to leave the homes they knew for a risky adventure in the wilderness. To make life in North America attractive to potential immigrants, expeditions had to include skilled artisans who could create in the New World some of the comforts of the old. As early as 1629, before John Winthrop and his famous entourage set foot in North America, the Massachusetts Bay Company hired Thomas Grove, a jack-of-all-trades, to move to America and help found the colony even though “[h]is salarie costs this Companie a great some of mony.”</text:span><text:span text:style-name="T1"><text:note text:id="ftn1" text:note-class="footnote"><text:note-citation>1</text:note-citation><text:note-body><text:p text:style-name="Footnote"/></text:note-body></text:note></text:span></text:p>
      <text:p text:style-name="P4"/>
      <text:p text:style-name="P4">The New England and Mid-Atlantic colonies attracted a sufficient number of immigrants and in the latter part of the seventeenth century generated enough homegrown artisans to make the shortage less acute. The colonies of the south, however, failed to attract a significant number of skilled immigrants and their slave economies were inhospitable to the growth of an indigenous independent free class of artisans. Early in the eighteenth century three Virginians anxiously reported that the absence of towns, markets, and capital left “but little Encouragement for Tradesmen and Artificers,” and thus the colony was plagued by “the dearth of all Tradesmen's Labour and likewise the Discouragement, Scarcity, and Insufficiency of Tradesmen.” Nearly all of the capable master builders in the southern colonies before the Revolution were brought over to complete specific jobs. As late as 1746 South Carolinian recruiting agents traveled to London in search of printers, watchmakers, carpenters, sail and rope makers, and blacksmiths.<text:note text:id="ftn2" text:note-class="footnote"><text:note-citation>2</text:note-citation><text:note-body><text:p text:style-name="Footnote"/></text:note-body></text:note></text:p>
      <text:p text:style-name="P4"/>
      <text:p text:style-name="P5">In the initial stages of settlement the governments of Britain's North American colonies followed their European counterparts in trying to encourage the development of local manufacturing by a variety of legislative means. For the leaders of the Massachusetts Bay Colony the need for increased self-sufficiency became evident within the first two decades of its existence. The outbreak of a civil war in <text:soft-page-break/>England in the 1640s consumed the metropolis and reduced interest in colonization. Some artisans who come over in the 1630s for ideological reasons returned to England to take part in the struggle. Alarmed by the seemingly bleak economic prospects of New England, the General Court undertook to develop the natural resources of the region, enacting measures to promote local industries. In 1640 it passed a program to encourage the manufacture of linen because it was an “absolute necessity” for the colony's welfare. The program called on those “skillful in that manifacture [to determine] what course may bee taken to raise the materials &amp; pduce the manifacture, &amp; what course may be taken for teaching the boyes girls in all townes the spinning of the yarne.” The General Court concluded by requesting that localities report on the impact of the program during the court's following year's session. In 1641 the colony's “Bodies of Liberties” outlawed all monopolies with the exception of those aimed at encouraging “such new inventions that are profitable to the Country, and that for a short time.” Other colonies enacted similar legal provisions. William Penn's original plan of government for the colony of Pennsylvania, for example, called on the colony's governor to “encourage and reward the authors of useful sciences and laudable Inventions.”<text:note text:id="ftn3" text:note-class="footnote"><text:note-citation>3</text:note-citation><text:note-body><text:p text:style-name="Footnote"/></text:note-body></text:note></text:p>
      <text:p text:style-name="P5"/>
      <text:p text:style-name="P5">In emulation of Old World practices, colonial governments began to issue patents. In 1641 the General Court of Massachusetts issued the first patent of invention in English America to Samuel Winslow, who received a ten-year monopoly for manufacturing salt by a new method received was supposed to make salt cheaper and more plentiful in the colony. The monopoly was restricted to the production process exclusively as other salt makers were not precluded from continuing to make salt in old way. In 1645 the General Court gave an exclusive production monopoly for twenty-one years to a company sponsored by John Winthrop Jr., who brought over English workers and Scots prisoners of war to launch the ironworks venture at Saugus (near present day Lynn), Massachusetts, because it was for “the good of the century.”<text:note text:id="ftn4" text:note-class="footnote"><text:note-citation>4</text:note-citation><text:note-body><text:p text:style-name="Footnote"/></text:note-body></text:note> Two years later the General Court gave Joseph Jenks, who worked at Saugus, a patent monopoly over a process of production, explaining that, moved by a <text:span text:style-name="T2">the “necessity of raising such manufactures,” it had decided that a </text:span>fourteenyear monopoly would <text:span text:style-name="T2">conduce to the public good. Jenks's patent petition echoed the language of the English patent law, and the general Court's allocation of a monopoly for fourteen years was also in line with the British practice.</text:span></text:p>
      <text:p text:style-name="P5"/>
      <text:p text:style-name="P6">Colonial <text:span text:style-name="T3">authorities did not distinguish between patents awarded on account of originality and those on account of introduction. While Jenks claimed he was an inventor, he was actually an immigrant who had learned the iron trade in England from a German immigrant who specialized in making swords and was brought to develop the Massachusetts George Fletcher and his heirs a fourteen-year monopoly of distilling and brewing in wooden vessels and threatened potential violators of this monopoly with a hundred-pound fine, even though Fletcher did not prove he was the original inventor and was most likely the introducer of the technology to the commonwealth.</text:span></text:p>
      <text:p text:style-name="P6"/>
      <text:p text:style-name="P7">Even if there had been a desire to make effective distinctions between emulation and invention, the minimal size of governmental bureaucracies in the seventeenth-century colonies rendered effective regulation impossible. Given the overwhelming need for the importation of skills, colonial authorities were disinclined to explore in depth the question of originality.</text:p>
      <text:p text:style-name="P7"/>
      <text:p text:style-name="P7">Patent monopolies, however, were quite rare in seventeenth-century America. Colonial legislatures were torn between their desire to promote economic development through the granting of patents on the one hand, and principled hostility to monopolies on the other. Moreover, the economic effectiveness of such patents was minimal. Because colonial authorities exercised very limited control over their own territories and none over neighboring jurisdictions, patentees could not and did not expect effective <text:soft-page-break/>enforcement of monopolies. Thus, colonial inventors preferred applying for awards for their efforts rather than trying to secure manufacturing monopolies. English patentees could no expect the automatic extension of their privileges across the Atlantic. In 1717, for example, Thomas Master took the rip from Pennsylvania to England in order to establish his ownership of his wife's inventions of a maize-stamping mill and devices for working and staining straw and palmetto leaves for making women's bonnets. Masters protected his and his wife's interests by getting patents in “Several Plantations in America.” His actions demonstrate the limits of the crown's ability to protect intellectual property in the colonies. The state of the colonial economies called for improvisation and adaptation of existing techniques to new circumstances, not industrial innovation. And as England began to formulate a consistent colonial policy around the turn of the eighteenth century, the question of governmental support for technological innovation in North America became part of the tangled web of imperial politics.<text:note text:id="ftn5" text:note-class="footnote"><text:note-citation>5</text:note-citation><text:note-body><text:p text:style-name="Footnote"/></text:note-body></text:note></text:p>
      <text:p text:style-name="P7"/>
      <text:p text:style-name="P7">Imperial policy regarding the diffusion of industrial technology to North America mirrored British confusion as to the nature of the exact relationship between the metropolis and its overseas outpost. The Board of Trade, established in 1696 to devise and enforce a coherent colonial policy, shifted back and forth between viewing the colonies as an integral element in the organic economy of the Empire and as competitors with the domestic economy of the British Isles. Considering the colonies as part of the British nation meant that the same rules and regulations that applied to the movement of technology between York and London should apply to the diffusion of knowledge from Liverpool to Philadelphia. If the colonies and mother country were economic competitors, however, then the restrictions on the outflow of technology to Europe applied. When the colonies were in their economic infancy, during the seventeenth and the early part of the <text:span text:style-name="T4">eighteenth century, the metropolis favored the development of the colonies because continued dependence on the mother country for essentials undermined their ability to become profitable cash crop economies. Imperial policy allowed to become profitable cash crop economies. Imperial policy allowed and even encouraged the recruitment of skilled workers and the transfer of technology to the New World. Recruiting agents and imperial companies openly tried to entice workers to come and help found the colonial economies. Thomas Bray, for exaqmple, wrote a passionate essay in 1697 in favor of establishing libraries throughout the British Empire to encourage the dissemination of religious and technical knowledge and thereby raise the productiveness and moral fiber of His Majesty's subjects.</text:span><text:span text:style-name="T4"><text:note text:id="ftn6" text:note-class="footnote"><text:note-citation>6</text:note-citation><text:note-body><text:p text:style-name="Footnote"/></text:note-body></text:note></text:span></text:p>
      <text:p text:style-name="P7"/>
      <text:p text:style-name="P8">The Board of Trade also promoted colonial appropriation of technologies from England's rivals in Europe. Mills were central to the colonial economies as the were used for a variety of functions, from grinding grain to sawing logs into planks. Practically every colonial village built at least one water-powered mill. The art of building waterwheels for mills was highly developed in Denmark and Holland. Individual localities turned to offering material inducements for artisans to migrate. A mill site in Europe was very expensive and owning one was a mark of wealth. Some Massachusetts towns advertised mill sites for free and threw in free use of common land and wood for anyone who would build and operate a local mill. Colonial investors thus enticed builders to come and settle in the colonies and introduce that technology. In this context London encouraged colonial and introduce that technology. In this context London encouraged colonial technological development.</text:p>
      <text:p text:style-name="P8"/>
      <text:p text:style-name="P9">Competitors within the Empire</text:p>
      <text:p text:style-name="P9"/>
      <text:p text:style-name="P9">When the colonies began to produce finished goods that <text:span text:style-name="T5">competed with English and Scottish industries, the imperial mood swung against allowing free flow of machine and skilled workers across the </text:span><text:soft-page-break/><text:span text:style-name="T5">Atlantic. As early as 1666 London began to check westward transfer of technology by prohibiting the export of frames for knitting to the colonies. The growing concern in London over technology diffusion found its way into official policy in the fundamental rules of the Empire –the Navigation Acts. The Wool Act of 1699 openly stated the crown's aim “to prevent the setting up of the woolen manufactures” in the colonies, and prohibited the migration of wool artisans to New World.</text:span><text:span text:style-name="T5"><text:note text:id="ftn7" text:note-class="footnote"><text:note-citation>7</text:note-citation><text:note-body><text:p text:style-name="Footnote"/></text:note-body></text:note></text:span><text:span text:style-name="T5"> This restrictive policy was strengthened in the eighteenth century with the Hat Act of 1732 and the Iron Act of 1750. As the Board of Trade declared: “More trades [are] carried on and more manufactures set up in the province on the continent of America to the northward of Virginia, prejudicial to the trade and manufactures of Great Britain, particularly in New England, than in any of the British colonies.”</text:span><text:span text:style-name="T5"><text:note text:id="ftn8" text:note-class="footnote"><text:note-citation>8</text:note-citation><text:note-body><text:p text:style-name="Footnote"/></text:note-body></text:note></text:span></text:p>
      <text:p text:style-name="P10"/>
      <text:p text:style-name="P10">By the middle of the eighteenth century, imperial ambivalence disappeared as the Board of Trade determined to privilege British manufacturers over colonial ones. The logic of mercantilism taught that attracting skilled artisans to the metropolis and keeping them there would improve its balance of trade with its European rivals – that all-important criterion of power and wealth in mercantilist political economy –while creating employment at home. By the same token, it was important to prevent the emigration of valuable artisans to the New World because in the mind of British mercantilists this terminated their contribution to the production of exports. Imperial immigration restrictions, however, were difficult to enforce. Prospective migrants could be immigrants departed from England to the New World the game was over. No immigrant was ever sent back on account of transfe<text:span text:style-name="T6">r</text:span>ring restricted skills and no enforcement agents were sent to look for illegal immigrants and return them to England. <text:span text:style-name="T6">Indeed, less than two years after the effectiveness reported that the colonies had ignored imperial restrictions on the development of local wool manufacturing and urged stricter enforcement of the measures.</text:span><text:span text:style-name="T6"><text:note text:id="ftn9" text:note-class="footnote"><text:note-citation>9</text:note-citation><text:note-body><text:p text:style-name="Footnote"/></text:note-body></text:note></text:span></text:p>
      <text:p text:style-name="P10"/>
      <text:p text:style-name="P11">London prescribe specifically what industries could be established and what stages of the industrial production process could take place in America. It encouraged colonial shipbuilding, for this branch did not endanger a thriving British one. It looked favorably on American attempts to manufacture partly finished raw materials because increased production of these items supplemented shortages in the Empire's economy. It insisted, however, that most finished products be made in the British Isles. The Iron Act epitomized this approach. On the one hand Parliament abolished the duty on American-made pig iron and bar iron. On the other hand, it prohibited establishing factories in America for making finished iron products. Similarly, the production of potash (potassium carbonate), a forest-based industrial chemical made from wood ashes that was used in manufacturing glass and soap and in bleaching and dyeing, was greatly encourage by London. During the first half of the eighteenth century England imported potash from Europe's forest regions. In 1751, however, Parliament removed the duty on American potash and British technical tracts were circulated to teach Americans how to produce it.<text:note text:id="ftn10" text:note-class="footnote"><text:note-citation>10</text:note-citation><text:note-body><text:p text:style-name="Footnote"/></text:note-body></text:note></text:p>
      <text:p text:style-name="P11"/>
      <text:p text:style-name="P11">The efforts of the Board of Trade to confine the colonial economy to the production of raw material and small-scale manufacturing were somewhat successful. The colonies remained primarily agricultural and their people and governments directed most of their energies to the concerns of farmers, husbandmen, and planters. Imperial restriction on the dissemination of certain industrial information held back the issuing of patent monopolies, which remained quite rare throughout the colonial period.<text:note text:id="ftn11" text:note-class="footnote"><text:note-citation>11</text:note-citation><text:note-body><text:p text:style-name="P22"/></text:note-body></text:note> Restrictions on the diffusion of technology retarded the development of same American industries. In textiles, in particular, late eighteenth-century England bustled with innovation, yet in the North American colonies spinning wheels and looms were hardly changed from the seventeenth century. Americans were slow to <text:soft-page-break/>adopt new technologies, however, even in industries where no restrictive imperial policy existed. Printing presses were heavy and complex and until the middle of the eighteenth century all colonial printers had to import them from England because no local carpenters could build them. Even the fonts had to be imported from England before 1768 when Abel Buell establish established a type foundry in Killingworth, Connecticut.</text:p>
      <text:p text:style-name="P11"/>
      <text:p text:style-name="P12">In general, American industrial backwardness had less to do with the British restrictions than with the specific conditions and business practices in the colonies. The continental colonies of North America were supposed to provide raw materials –wool, cotton, and flax – but he cloth had to be made in England; otherwise, according to mercantilist reasoning, the metropolis would lose its dominance in trade. The crown allowed Americans to spin and weave for local home consumption, but prohibited them from exporting the finished products. These restrictions however, failed to check the growth of colonial spinning and weaving because there privileged over secrecy. Women from all classes and in a variety of regions engaged in domestic manufacturing of clothing. Wives, windows, and daughters taught one another how to operate newer looms and spinning wheels and wove for their families and the local market. The impact of these women on the American economy was so great that colonial officials complained that household manufactures came at the expense of British imports. Ultimately, the colonial textile industry might have lagged behind that in the metropolis because of the preeminent market position of homespun cloth.<text:note text:id="ftn12" text:note-class="footnote"><text:note-citation>12</text:note-citation><text:note-body><text:p text:style-name="Footnote"/></text:note-body></text:note></text:p>
      <text:p text:style-name="P12"/>
      <text:p text:style-name="P12">While shortages of natural resources in Europe fueled searches for technological improvements, abundance in the New World made the adoption of new technologies less necessary. The forests of the northeastern and Mid-Atlantic colonies provided wood for constructing homes, ships, and furniture, as well as providing the colonial economy's main source of energy. Traditional European energy conservation practices were replaced by reckless colonial overuse, ultimately leading to the radical deforestation of the region. European commentators were appalled by the “incredible amount of wood” that was “squandered” in the colonies.<text:note text:id="ftn13" text:note-class="footnote"><text:note-citation>13</text:note-citation><text:note-body><text:p text:style-name="Footnote"/></text:note-body></text:note> Differing attitudes toward the use of energy slowed down the transfer of some technologies across the Atlantic. The burning of coal powered England's industrial revolution well into the nineteenth century. In North America, however, wood and charcoal were cheaper and readily available. Moreover, the colonies were rich in waterpower sites that rendered steam engines unnecessary except at geographically flat locations. Consequently, the economy of colonial America all but ignored most industrial innovations regarding fuel in England. For all their technological deficiencies and industrial dependency on the metropolis, however, the economy of the colonies grew at a rapid pace and generated widespread prosperity.<text:note text:id="ftn14" text:note-class="footnote"><text:note-citation>14</text:note-citation><text:note-body><text:p text:style-name="Footnote"/></text:note-body></text:note></text:p>
      <text:p text:style-name="P12"/>
      <text:p text:style-name="P12">The spectacular growth of the American colonial economy in the eighteenth century generated greater purchasing power for women and men who increasingly acquired manufactured goods. The American colonies earned the reputation of being the best poor men's country as by the third quarter of the century white Americans enjoyed the highest standard of living in the world. This prosperity ushered in a revolutionary transformation in consumption habits. Common folk, whose ancestors' lives had been shaped by a constant struggle for subsistence, turned to purchasing what had been hitherto considered luxuries reserved for the rich. The availability and affordability of furniture, turned to purchasing what had been hitherto considered luxuries reserved for the rich. The availability and affordability of furniture, tools, and clothing to the vast majority of white residents of New England and Mid-Atlantic colonies dramatically altered their daily lives and raised their economic expectations. Initially, local artisans and handcraft industries met the deman, but they could not keep pace with the growing appetite <text:soft-page-break/>of consumers who quickly turned to imports. Manufactured goods accounted for more than 80 percent of imports the the colonies in the third quarter of the century.<text:note text:id="ftn15" text:note-class="footnote"><text:note-citation>15</text:note-citation><text:note-body><text:p text:style-name="Footnote"/></text:note-body></text:note></text:p>
      <text:p text:style-name="P12"/>
      <text:p text:style-name="P12">The colonist's appetite for European culture and goods seemed insatiable. American architects copies models from English books. American magazines devoted their pages to informing heir readers of the most recent mechanical developments in Europe. The practice of getting education in Europe was a prominent feature of late eighteenth-century America. More than half of the founders of the College of Physicians of Philadelphia were educated Europe, primarily in Edinburgh and London, including future physicians of the Continental army John Morgan and Benjamin Rush. The men who returned with this knowledge became the founding fathers of the American medical profession and turned Philadelphia into the medical capital of North America.<text:note text:id="ftn16" text:note-class="footnote"><text:note-citation>16</text:note-citation><text:note-body><text:p text:style-name="Footnote"/></text:note-body></text:note></text:p>
      <text:p text:style-name="P12"/>
      <text:p text:style-name="P12">Americans increasingly recognized their intellectual and technological deficit and looked emulate Europe. Foreign origins became synonymous with superior quality. Advertisements in newspapers boasted of products made by English-trained artisans. Immigrants capitalized on the perception that superior products were made in Europe and by Europeans and demanded higher wages than natives. Upon their arrival many European artisans used their places of origin in their advertisements to distinguish themselves from local craftsmen. English migrants to Philadelphia, for example, looked for local investors to put up the necessary capital for erecting textile factories and promised that they were acquainted with the most recent European developments.<text:note text:id="ftn17" text:note-class="footnote"><text:note-citation>17</text:note-citation><text:note-body><text:p text:style-name="Footnote"/></text:note-body></text:note> Peter Hasenclever, a German ironmaster, established in northern New Jersey the largest and most successful industrial enterprise in northern New Jersey the largest and most successful industrial enterprise in the colonies, which employed hundreds of skilled ironworkers he imported from Germany. Hasenclever resented his continued dependence on foreign workers. “They made bag work; I complained and reprimanded them; they told me they could not make better work at such low wages and, if they did not please me, I might dismiss them. I was, therefore, obligated to submit for it had cost me a prodigious expense to transport them from Germany; and, had I dismissed them, I must have lost these disbursements, and could get no good workmen in their stead.”<text:note text:id="ftn18" text:note-class="footnote"><text:note-citation>18</text:note-citation><text:note-body><text:p text:style-name="Footnote"/></text:note-body></text:note></text:p>
      <text:p text:style-name="P12"/>
      <text:p text:style-name="P12">Some investors decided to capitalize on the growing consumption of industrial goods in America and establish local manufacturing. Hindered by chronic labor shortages, entrepreneurs who sought to produce industrial goods in a competitive market environment scrambled for artisans who knew the most advanced and labor-saving production methods. Recruiting skilled industrial immigrants, however, was problematic. While European farm laborers came to the New World with a realistic expectation of improving their lot by becoming independent landowners, skilled workers were in high demand in industrializing Europe. A European craftsman who moved to the New World was, in effect, cutting himself off the professional network that had taught him his trade and sustained his status in the Old World. And since most masters in Europe were well compensate, few took the physical and economic risk of crossing the Atlantic and setting up shop in the colonies. Even those who came found duplication European production processes next to impossible. The cost and risk of smuggling machinery hampered their ability to transport to America the equipment the had used in Europe. The raw materials in North America were sufficiently different to make exact duplication of seventeenth- and eighteenth-century technology very difficult. Since both chemistry and botany were in their infancy, materials were identified for the most part by where they same from. English ironmakers, for example, had little available charcoal and relied on Abraham Darby's discovery that coking coal could <text:soft-page-break/>make it suitable to replace the needed charcoal. In the colonies, by contrast, there was plenty of wood for making charcoal. Since charcoal was far more fragile than coke, however, it would be difficult if not impossible for an immigrant to use English iron-making technology in New England. Every artisan depended on others who made the machinery he was familiar with, and since these supporting artisans hardly ever came along, migrants who wanted to continue as artisans in the colonies had to abandon their European specializations and become jack-of-all-trades. Finally, unlike in Europe, land in the New World was readily available which tempted many to exchange their trades for farming.<text:note text:id="ftn19" text:note-class="footnote"><text:note-citation>19</text:note-citation><text:note-body><text:p text:style-name="Footnote"/></text:note-body></text:note></text:p>
      <text:p text:style-name="P12"/>
      <text:p text:style-name="P17"><text:span text:style-name="T7">The most efficient carriers of innovative technology were the artisans who used such technology in Europe. Labor shortages, however, have been America's economic Achilles heel since th</text:span>- - - <text:line-break/>      "Evite imprimir este correo, si es necesario hacerlo recicle el papel. Es nuestro compromiso con el medio ambiente". <text:span text:style-name="T7">e first sttlres disembarked on its shores. Those eager to establish manufacturing in the colonies and looking for immigrant artisans to bring the most recent industrial European innovations to the New World had to come up with creative ways to simulate artisans' interest in emigrating. Some relied on the duplicitous activities of unsavory characters. William Cunningham confessed just prior to his execution in London that in the 1770s he had worked at enticing English mechanics “to ship themselves for America, on promises of great advantage, and then, artfully getting an indenture upon them; in consequence of which, on their arrival in America they are sold or obliged to serve term of years for the passage.”</text:span><text:span text:style-name="T7"><text:note text:id="ftn20" text:note-class="footnote"><text:note-citation>20</text:note-citation><text:note-body><text:p text:style-name="Footnote"/></text:note-body></text:note></text:span><text:span text:style-name="T7"> Most artisans, however, were not easily fooled and had to be persuaded to give up their middle-class life and status in Europe and endure physical and emotional difficulties involved in migrating to the New World. Thus, colonial agents had to offer powerful inducements to offset the comforts and security of staying in Europe. American entrepreneurs and communities openly dangled handsome rewards in front of immigrants, placing advertisements in English newspapers to attract artisans willing to move to the colonies. The </text:span><text:span text:style-name="T9">New York Journal</text:span><text:span text:style-name="T11"> reported in 1767 on the successful recruiting of thirteen “of the best” ironworkers from Sheffield, who came after they were offered a guaranteed salary for two years, a cash award for migrating, and day-to-day support for those families did not make the Atlantic crossing. English restrictions on the development of colonial glass manufacturing did not prevent colonial businessmen from placing want ads in English newspapers offering inducements to prospective skilled migrants. Thousands of artisans from the British Isles and northern Europe, sensing they could receive higher wages than in their native lands, migrated to the colonies in response to these advertisements. English workers, in particular, proved and adventurous lot, willing to trade their homes for better opportunities in the New World.</text:span><text:span text:style-name="T11"><text:note text:id="ftn21" text:note-class="footnote"><text:note-citation>21</text:note-citation><text:note-body><text:p text:style-name="Footnote"/></text:note-body></text:note></text:span></text:p>
      <text:p text:style-name="P17"/>
      <text:p text:style-name="P18"><text:span text:style-name="T11">T</text:span><text:span text:style-name="T10">he change from a symbiotic technological relationship between the metropolis and the peripheries in the seventeenth century to an antagonistic one in the eighteenth pitted the Board of Trade against colonial governments. Colonial legislatures refused to kowtow to dictates from London and openly challenged imperial industrial policy. Cognizant of America's industrial infancy, they promoted manufacturing not by protecting inventors, but by violating the rights of inventors in other countries, primarily England, and encouraging the introduction of European machinery and processes. Thomas Bernard, pastor of the First Church of Salem, told the Boston Society for encouraging Industry and Employing the Poor in 1758 that establishing manufacturing was the best way of providing alternative employment for the colony's growing class of landless poor. Alas, in order to develop such employment know-how was needed that was scarce on this side of the Atlantic. Bernard pointed out that it had “been found advantageous, to invite in industrious strangers” and called on the colony's leaders to encourage the immigration of skilled “</text:span><text:span text:style-name="T8">foreign Protestants”</text:span><text:span text:style-name="T10">.</text:span><text:span text:style-name="T10"><text:note text:id="ftn22" text:note-class="footnote"><text:note-citation>22</text:note-citation><text:note-body><text:p text:style-name="Footnote"/></text:note-body></text:note></text:span></text:p>
      <text:p text:style-name="P19"><text:soft-page-break/><text:span text:style-name="T10">The most effective strategy available to colonial authorities was awarding patents of importation ti introducers of new technologies. The colonies never adopted the practice of issuing patents exclusively to inventors and innovators. Pennsylvania, the center </text:span><text:span text:style-name="T12">of colonial manufacturing in the eighteenth century, did not award patents to inventors before the Revolution. It did, however, award a £150 prize to two Englishmen who the colony. There is little evidence that the colonists assigned the qualities of property to any kind of knowledge. Massachusetts was the only American province that gave some recognition to the principle of copyright. Colonial monopolies were generally designed to protect newly emerging industries and technologies, showing little regard to the intellectual property of inventors. Legislatures granted patents to men who introduced rather than invented technologies that could help struggling local industries. Connecticut, for example, ruled in 1715 that anyone who introduced previously unknown technology should be treated as an inventor. In 1728 the colony issued a ten-year patent grant to Samuel Higley and Joseph Dewey for introducing a process to “convert, change, or transmute common iron into good steel” because Higley was “the first that ever performed such an operation in America,” and for “having obtained the perfect knowledge” and bringing it over. In 1753 the state awarded a fifteen-year patent monopoly to Jabez Hamelin and Elihu Chauncey for introducing watered flax-dressing machine from Scotland and Ireland. The General Court of Massachusetts did no check into the validity of patentees' claim for originality, but rather formed committees that examined the usefulness of machines and processes to the colony. In 1750, for example, Benjamin Crabb received a ten-year patent monopoly for the production of candles out of crude spermaceti oil. Crabb, who imported the technique, promised to teach it to five local artisans, though he successfully concealed the process for over twenty years even from the center of North American whaling, the neighboring Nantucket. Rhode Island awarded its only colonial patent no to an inventor, but to James Lucena of Portugal form importing the technique of making Castile soap.</text:span><text:span text:style-name="T12"><text:note text:id="ftn23" text:note-class="footnote"><text:note-citation>23</text:note-citation><text:note-body><text:p text:style-name="Footnote"/></text:note-body></text:note></text:span></text:p>
      <text:p text:style-name="P19"/>
      <text:p text:style-name="P20"><text:span text:style-name="T10">The British colonies of North America underwent a profound transformation </text:span><text:span text:style-name="T13">in the eighteenth century. In 1700 they were small outposts totaling about 250,000 people; half a century later there were 1,170,00 residents in the territory that was going to become the United States. And yet, while the economic and demographic boom shortages continued to plague the economy of British North America. Colonial reliance on manufactured imports from England grew in spite of a concerted effort by private entrepreneurs and public agencies to develop American industries. Imperial authorities, for their part, feared that the economic boom in the colonies would undermine British industries' exclusive control of colonial markets. In 1756 the Board of Trade, in an effort to stem the rise of colonial manufacturing, banned to export of machines to the colonies. In the second half of the eighteenth century prominent Imperial officials grew alarmed by the “Numbers of our manufacturers [who] are shipping themselves off for the regions of America.” February 1767 alone saw over a hundred skilled weavers to Boston and New York. From 1760 to 1775, 125,000 new immigrants came to North America from the British Isles. Finally, in 1774, a year before the outbreak of hostilities, the crown prohibited the emigration of mechanics to the colonies.</text:span><text:span text:style-name="T13"><text:note text:id="ftn24" text:note-class="footnote"><text:note-citation>24</text:note-citation><text:note-body><text:p text:style-name="Footnote"/></text:note-body></text:note></text:span></text:p>
      <text:p text:style-name="P20"/>
      <text:p text:style-name="P21"><text:span text:style-name="T10">Growing tensions between the metropolis and the peripheries fired up the competition between England and its North American colonies. In 1767 the governor of colonial New York tried to calm anxious members of the Board of Trade who feared the rise of local industry, informing them that “the price of Labour is so great in this part of the World, that it will always prove the greatest obstacle to any Manufactures attempted to be set up here, and the genius of the People in a Country where every one can have Land to work upon leads them so naturally into Agriculture, that it prevails over every other occupation.” For from accepting such assurances imperial agents grew increasingly alarmed by rising American industry. General Thomas Gage, commander in chief of the British forces in North </text:span><text:soft-page-break/><text:span text:style-name="T10">American from 1763 to 1775, worried that colonial manufacturing was getting too competitive and urged the British government to keep “the Settlers within reach of the Sea-Coast as long as we can; and to cramp their Trade as far as it can be done prudentially.” American cities “flourish and increase by extensive Trade, Artisans and Mechanicks of all sorts are drawn thither, who Teach all sorts of Handicraft work before unknown in the Country, and they soon come to make for themselves what they used to import.” Such enterprises, Gage warned, “must create Jealousy in an Englishman.”</text:span><text:span text:style-name="T10"><text:note text:id="ftn25" text:note-class="footnote"><text:note-citation>25</text:note-citation><text:note-body><text:p text:style-name="Footnote"/></text:note-body></text:note></text:span></text:p>
      <text:p text:style-name="P21"/>
      <text:p text:style-name="P13">Th Battle over Technology and the American Revolution</text:p>
      <text:p text:style-name="P21"/>
      <text:p text:style-name="P13"><text:span text:style-name="T14">A</text:span>s the imperial struggle approached, <text:span text:style-name="T14">Americans increased their efforts to uncover the techniques and processes of English industry in order to compete successfully with <text:s/>the metropolis. Parliament's punitive measures in the years leading to the Revolution only encouraged the colonists to persist in their efforts to build local industries. Debates over the importation of technology took place in the context of the general discourse of the imperial crisis. Talk of republican simplicity, with <text:s/>its emphasis on separation from Europe and rejection of luxuries, that <text:s/>dominated revolutionary pamphlets did not stand in the way of pirating machinery and luring artisans. Efforts to raise the level of American technology were justified in terms of attaining economic independence, undermining the British hold on the American economy, and guaranteeing the maintenance of a high standard of living in the new nation. Political self-determination, economic independence, and technology piracy seemed to go hand in hand.</text:span></text:p>
      <text:p text:style-name="P13"/>
      <text:p text:style-name="P14">Restrictions on American manufacturing were embodied in the Navigation Acts which assigned the colonies the role of raw material producers in the imperial order. Adam Smith had warned in the <text:span text:style-name="T15">Wealth</text:span> <text:span text:style-name="T15">of Nations</text:span> that these measures are “impertinent badges of slavery imposed” upon the American colonists by “the groundless jealousy of the merchants and manufacturers of the mother country.” Smith was certainly on the mark as far as the Americans were concerned. The colonists challenged the legitimacy of these acts from their early opposition to the Stamp Act onward. Daniel Dulany's attack on the Stamp Act, for example, charged that the mercantile restrictions made British industrial imports “dearer and not so good in quality,” and declared the rising American manufacturing to be the “Symbol of Dignity, the badge of Virtue” of the new self-sufficient colonies. Such rhetoric was the standard staple of colonists' complaints in the coming decade of imperial discord.<text:note text:id="ftn26" text:note-class="footnote"><text:note-citation>26</text:note-citation><text:note-body><text:p text:style-name="Footnote"/></text:note-body></text:note></text:p>
      <text:p text:style-name="P14"/>
      <text:p text:style-name="P14">During the colonial era advocates of American manufacturing avoided openly challenging the Empire's restrictive industrial colonial policy. When a Society form the promotion of Arts, Agriculture, and Economy was established in 1764 in New York, it announced that it would “encourage such Manufactures as will not interfere with those of England, and to promote such Growths and <text:span text:style-name="T16">Productions as may best Answer for Returns to Great Britain.” Thus the society offered premiums to encourage agricultural and textile technologies. It operated a putting-out linen factory that survived for some eighteen months employing some three hundred workers. (Linen was considered nonprovocative because it challenged continental, rather than British, production.) Nevertheless, the colony's governor had to explain to the Board of Trade that the American linen production did not endanger British mercantile domination. He stated that “No more than fourteen Looms are employed in it, and it was established in order to give Bread to several poor families which were a considerable charge to the city.” The society disbanded in the aftermath of the Stamp Act crisis. Meanwhile, in the early stages of the imperial crisis, the colonists distanced themselves from open challenges to British manufactures. “One of the principal arguments made into use by the enemies of our Colonies,” wrote an anonymous pamphleteer in 1765, was “that the inhabitants of these settlements have already set up a number of </text:span><text:soft-page-break/><text:span text:style-name="T16">Manufactures, which must not only render the alliance of the mother country still less and necessary, but materially affect its interest to boot.” The colonists possibly obstruct the Interest of this Kingdom.”</text:span><text:span text:style-name="T16"><text:note text:id="ftn27" text:note-class="footnote"><text:note-citation>27</text:note-citation><text:note-body><text:p text:style-name="Footnote"/></text:note-body></text:note></text:span></text:p>
      <text:p text:style-name="P14"/>
      <text:p text:style-name="P15">As tensions between the metropolis and the colonies intensified, the British ministry reevaluated its industrial policy. Colonial borrowing and emulating of British technology challenged the basic principles of imperial mercantile policy. The Board of Trade requested in 1766 and 1768 that colonial governors prepare reports on all American manufacturing established since 1734. In 1774, in recognition that the colonies had become an economic adversary, Parliament prohibited the export of all textile machinery and tools to North America. A similar attitude emerged on the American side. The very same year the House of Burgesses directed Elisha and Robert White who set out to establish a woolen factory in Virginia to import skilled workers from England. Before the first shots of the Revolution were fired, as far as technology was concerned, Britain and the colonists considered each other a rival.<text:note text:id="ftn28" text:note-class="footnote"><text:note-citation>28</text:note-citation><text:note-body><text:p text:style-name="Footnote"/></text:note-body></text:note></text:p>
      <text:p text:style-name="P15"/>
      <text:p text:style-name="P16">The colonies rebelled just as the pace of industrialization and technological improvements picked up. Criticism of Britain's polarized society was a standard staple of revolutionary rhetoric. Propagandist often referred to the connection between the emerging industrial political economy and the social and economic inequality that accompanied it, pointing to English urban centers as a prime example of social inequality and human misery. At the same time these very critics could not help noticing the improved productivity of English manufacturing. Reports of English mechanical inventions greatly excited American pro<text:span text:style-name="T17">j</text:span>ectors. Private correspondence <text:span text:style-name="T17">and the public press were full of accounts of various new enterprises, from the famous steam-powered grist mill at Blackfriars Bridged in London to innovations in the textile industry. American newspapers and magazines often copied from English and French sources the latest news of technological innovations. Thus, just as they were trying to protect the New World from the corruption of the Old, many became enthusiastic supporters of the mechanization of American industry. Paradoxically, the very same revolutionaries who rejected British society and politics focused from the outset on importing Britain's technology and industry to the United States.</text:span><text:span text:style-name="T17"><text:note text:id="ftn29" text:note-class="footnote"><text:note-citation>29</text:note-citation><text:note-body><text:p text:style-name="Footnote"/></text:note-body></text:note></text:span></text:p>
      <text:p text:style-name="P16"/>
      <text:p text:style-name="P23">The parliamentary legislation of the imperial crisis, from the Sugar Act to the Coercive Acts, stimulated efforts to develop local American manufactures. The revolutionaries rejected the efforts to restrict immigration, believing that, as Jefferson declared in 1774, “nature has given a right to all men” to leave “the country in which chance, not choice has placed them” for “new habitations.” Nonimportation, the colonists' favorite anti-British measure prior to Lexington, and the successive British restrictions on American economic activities, brought about a spate of attempts to replace British with American goods. Societies were founded to encourage consumption of American products and rebellious governments encouraged the development of local industries. The Massachusetts Provincial Council declared in 1774 that it was necessary to develop local manufacturing in order “to render this state as independent of every other state as the nature of our country will admit.” The economic difficulties of the period further stimulated efforts to encourage American manufacturing, the most prominent measure being the campaign to buy and wear Amercan-made clothes. David Rittenhouse, whose standing in the American scientific community was second only to Franklin's, declared in 1775 that the importation of English manufactured goods hindered the development of American science. “Luxury and tyranny,” he argued, “pretend at first to be the patrons of science and philosophy, but at length fail not effectually to destroy them.” Intoxicated with the revolutionary rhetoric that portrayed the conflict <text:soft-page-break/>as one between a corrupting Old World and the virtuous colonies, Rittenhouse called for severing <text:span text:style-name="T18">all ties with Europe.</text:span><text:span text:style-name="T18"><text:note text:id="ftn30" text:note-class="footnote"><text:note-citation>30</text:note-citation><text:note-body><text:p text:style-name="Footnote"/></text:note-body></text:note></text:span></text:p>
      <text:p text:style-name="P23"/>
      <text:p text:style-name="P24">The boycotts and nonimportation of British goods during the years of struggle brought with them the realization that the United States ought to become self-sufficient. As early as 1768, America's best-known physician, Benjamin Rush of Philadelphia, associated “encouraging American manufactures” with revenge on the “mother country.” A year later he wrote from London in a letter published in the <text:span text:style-name="T15">Philadelphia Journal</text:span> on April 6,1769: “<text:span text:style-name="T19">There is but one expedient left whereby we can save our sinking country, and that is by encouraging American manufactures. Unless we do this, we shall be undone forever. There is scarce a necessary article or even a luxury of life but what might be raised and brought to perfection in some of our provinces.” Rush recommended inviting “hundred of artificers of every kind … to come over from England and settle among us.” In 1775 rush was the honorary speaker at the founding of the United Company of Philadelphia for Promoting American Manufactures, the first large-scale attempt at cotton manufacturing in America, which within a year of its launching already employed hundreds of workers. The company was founded on illegally appropriated British technology. Christopher Tully and Joseph Hague, immigrant artisans who illicitly made their way to Philadelphia and built the machinery for the company, each received fifteen pounds from the Pennsylvania legislature as a reward for introducing the hitherto restricted English technology. Such enterprises, rush told his listeners, were necessary to achieve independence “A people who are entirely dependant upon the foreigners for foreigners for food or clothes, must always be subject to them.”</text:span><text:span text:style-name="T19"><text:note text:id="ftn0" text:note-class="footnote"><text:note-citation>31</text:note-citation><text:note-body><text:p text:style-name="Footnote"/></text:note-body></text:note></text:span></text:p>
      <text:p text:style-name="P24"/>
      <text:p text:style-name="P25">The end of British rule meant that the economic order that had dominated the North American colonies for over a century was no longer enforced. Independence engendered cultural nationalism with its demand that overthrowing the chains of the British Empire be extended to the spheres of science and technology. One of the benefits of independence, argued activist and future historian of the Revolution David Ramsay in 1778, was that without the restrictions of the metropolis, technology and the arts would “raise their drooping heads” and transform the New World into a technological paradise. Another writer complained that during the colonial period “we were dependent on Great Britain,. Her policy and laws restrain us as much as possible from manufacturing.-- Even the great mr. Pitt, in one of his famous speeches, was against permitting so much as a hob-nail to be made in the colonies.” Philadelphia patriot timothy Matlack, speaking in 1780 before the American Philosophical Society, declare: “<text:span text:style-name="T15">British </text:span>Tyranny restrained us from making of Steel, to enrich her Merchants and Manufacturers.” The meaning of independence, Matlack continued, was that “we can now make it ourselves as good as theirs.” And Hugh Williamson of North Carolina implored his countrymen: “Let us turn our attention to manufactures…. instead <text:span text:style-name="T20">of toiling in the field, and becoming poor, that we may enrich the manufacturers of other countries, we shall prosper by our own labour, and enrich our own citizens.”</text:span><text:span text:style-name="T20"><text:note text:id="ftn31" text:note-class="footnote"><text:note-citation>32</text:note-citation><text:note-body><text:p text:style-name="Footnote"/></text:note-body></text:note></text:span></text:p>
      <text:p text:style-name="P25"/>
      <text:p text:style-name="P26">In the early days of the Revolution, proponents of manufactures had hoped that the self-evident advantages of life in the New World would attract many skilled immigrants. Robert Styrettel Jones believed that immigrants would flock to America because “Empire and the arts have been long taking their western tour, and in all their progress have yet found no shore so suitable as this, upon which to fix their lasting residence.” Thomas Paine declared in <text:span text:style-name="T15">Common Sense</text:span> that “our knowledge is hourly improving.” Travelers' accounts of the high standard of living and economic possibilities in the New World encouraged European migration. One of the most widely read texts of this genre was Hector St. John de Crèvecoeur's <text:span text:style-name="T15">Letters from an American Farmer</text:span>. Crèvecoeur came to North America in 1765 <text:soft-page-break/>and ofter the Revolution became the French consul in New York. The New World, he declared in 1782, “has so many charms, and presents to Europeans so many temptations to remain in it.” An immigrant never felt like a foreigner because he could find in the United States all the varieties of European climate and culture. A skilled artisan who chose to immigrate could “expect to be immediately hired, well fed at the table of his employer, and paid four or five times more than he can get in Europe.”<text:note text:id="ftn32" text:note-class="footnote"><text:note-citation>33</text:note-citation><text:note-body><text:p text:style-name="Footnote"/></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20T17:36:51.968209839</meta:creation-date>
    <dc:date>2014-09-02T12:29:21.787175412</dc:date>
    <dc:creator>Guillermo Lengemann</dc:creator>
    <meta:editing-duration>P3DT6H2M39S</meta:editing-duration>
    <meta:editing-cycles>17</meta:editing-cycles>
    <meta:generator>LibreOffice/4.2.6.2$Linux_X86_64 LibreOffice_project/420m0$Build-2</meta:generator>
    <meta:document-statistic meta:table-count="0" meta:image-count="0" meta:object-count="0" meta:page-count="12" meta:paragraph-count="39" meta:word-count="6933" meta:character-count="45484" meta:non-whitespace-character-count="38578"/>
  </office:meta>
</office:document-meta>
</file>